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Replacements/Object 1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
  <manifest:file-entry manifest:full-path="ObjectReplacements/Object 4"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1e2a1" officeooo:paragraph-rsid="00c1e2a1"/>
    </style:style>
    <style:style style:name="P69" style:family="paragraph" style:parent-style-name="Standard">
      <style:text-properties officeooo:rsid="00c61662" officeooo:paragraph-rsid="00c61662"/>
    </style:style>
    <style:style style:name="P70" style:family="paragraph" style:parent-style-name="Standard">
      <style:text-properties officeooo:rsid="00c71ee5" officeooo:paragraph-rsid="00c71ee5"/>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0"><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1"><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2"><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3"><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4"><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5"><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6"><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47"><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9">Now about computer DDR memory and PCI Express generations.</text:p>
      <text:p text:style-name="P69">If the cables are extended to the “dead” planet of Vaikunta, then they can do up do DDR7 speed.</text:p>
      <text:p text:style-name="P69">This will destroy society as such computers will be able to induce samadhi and NDE experiences to its users. They will become so addicted to computer games that they will spend all their time playing them and become incapable of any productive work.</text:p>
      <text:p text:style-name="P69">It would be reasonable to keep the DDR technology to DDR4 to avoid too much control over a person by the computers.</text:p>
      <text:p text:style-name="P70">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70">On chip tiled memory with JFET nvram can do very high speeds but it doesn’t generally need cable split technology.</text:p>
      <text:p text:style-name="P70">In such case the CPU/GPU would probably also need to be til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05T12:03:48.016437063</dc:date>
    <meta:editing-duration>PT10H23M58S</meta:editing-duration>
    <meta:editing-cycles>140</meta:editing-cycles>
    <meta:generator>LibreOffice/7.3.7.2$Linux_X86_64 LibreOffice_project/30$Build-2</meta:generator>
    <meta:document-statistic meta:table-count="0" meta:image-count="0" meta:object-count="48" meta:page-count="8" meta:paragraph-count="214" meta:word-count="3453" meta:character-count="19950" meta:non-whitespace-character-count="16658"/>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